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5">
      <style:text-properties officeooo:rsid="0014cc6e" officeooo:paragraph-rsid="0014cc6e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pple-system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pple-system" fo:font-size="12pt" fo:letter-spacing="normal" fo:font-style="normal" fo:font-weight="normal" fo:background-color="#c2e0ae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465028" style:font-name="apple-system" fo:font-size="12pt" fo:letter-spacing="normal" fo:font-style="normal" fo:font-weight="normal" officeooo:rsid="0014cc6e" officeooo:paragraph-rsid="0014cc6e" fo:background-color="#e0efd4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465028" style:font-name="apple-system" fo:font-size="12pt" fo:letter-spacing="normal" fo:font-style="normal" fo:font-weight="normal" officeooo:paragraph-rsid="0014cc6e" fo:background-color="#e0efd4"/>
    </style:style>
    <style:style style:name="P6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ff0000" style:font-name="apple-system" fo:font-size="12pt" fo:letter-spacing="normal" fo:font-style="normal" fo:font-weight="normal" fo:background-color="#c2e0ae"/>
    </style:style>
    <style:style style:name="P7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8" style:family="paragraph" style:parent-style-name="Heading_20_6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00000" style:font-name="apple-system" fo:letter-spacing="normal" fo:font-style="normal" fo:font-weight="normal" fo:background-color="#c2e0ae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style:font-name="apple-system" fo:font-size="9pt" fo:letter-spacing="normal" fo:font-style="normal" fo:font-weight="normal" fo:background-color="#fafafa" loext:padding-left="0.423cm" loext:padding-right="0cm" loext:padding-top="0.423cm" loext:padding-bottom="0.423cm" loext:border-left="0.06pt solid #d3d3d3" loext:border-right="none" loext:border-top="0.06pt solid #d3d3d3" loext:border-bottom="0.06pt solid #d3d3d3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style:font-name="apple-system" fo:font-size="12pt" fo:letter-spacing="normal" fo:font-style="normal" fo:font-weight="normal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style:font-name="apple-system" fo:font-size="12pt" fo:letter-spacing="normal" fo:font-style="normal" fo:font-weight="normal" fo:background-color="#c2e0ae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style:font-name="apple-system" fo:font-size="12pt" fo:letter-spacing="normal" fo:font-style="normal" fo:font-weight="normal" officeooo:rsid="001d0a2a" officeooo:paragraph-rsid="001d0a2a" fo:background-color="#c2e0ae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style:font-name="apple-system" fo:font-size="12pt" fo:letter-spacing="normal" fo:font-style="normal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style:font-name="apple-system" fo:font-size="12pt" fo:letter-spacing="normal" fo:font-style="normal" fo:font-weight="bold" officeooo:rsid="001d0a2a" officeooo:paragraph-rsid="001d0a2a" fo:background-color="#c2e0ae" style:font-weight-asian="bold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style:font-name="apple-system" fo:font-size="9pt" fo:letter-spacing="normal" fo:font-style="normal" fo:font-weight="normal" officeooo:rsid="00251767" officeooo:paragraph-rsid="002665ec" fo:background-color="#c2e0ae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style:font-name="apple-system" fo:font-size="12pt" fo:letter-spacing="normal" fo:font-style="normal" fo:font-weight="normal" officeooo:rsid="00251767" officeooo:paragraph-rsid="00251767" fo:background-color="#c2e0ae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465028" style:font-name="apple-system" fo:font-size="9pt" fo:letter-spacing="normal" fo:font-style="normal" fo:font-weight="normal" fo:background-color="#c2e0ae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a933" style:font-name="apple-system" fo:font-size="12pt" fo:letter-spacing="normal" fo:font-style="normal" fo:font-weight="normal" fo:background-color="#c2e0ae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a933" style:font-name="apple-system" fo:font-size="12pt" fo:letter-spacing="normal" fo:font-style="normal" fo:font-weight="normal" officeooo:paragraph-rsid="00251767" fo:background-color="#c2e0ae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a933" style:font-name="apple-system" fo:font-size="12pt" fo:letter-spacing="normal" fo:font-style="normal" fo:font-weight="normal" officeooo:paragraph-rsid="001d0a2a" fo:background-color="#c2e0ae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0.5pt" fo:font-weight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paragraph-rsid="00233b97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29918e" officeooo:paragraph-rsid="0029918e" style:font-weight-asian="bold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29918e" officeooo:paragraph-rsid="0029918e" fo:background-color="#c2e0ae" style:font-weight-asian="bold" style:font-weight-complex="bold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paragraph-rsid="002665ec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ff0000" fo:font-size="9pt" fo:font-weight="normal" officeooo:rsid="00233b97" officeooo:paragraph-rsid="00233b97" fo:background-color="#c2e0ae"/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465028" fo:font-size="9pt" fo:font-weight="normal"/>
    </style:style>
    <style:style style:name="P2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d0a2a" fo:background-color="#c2e0ae"/>
    </style:style>
    <style:style style:name="P30" style:family="paragraph" style:parent-style-name="Standard">
      <style:paragraph-properties fo:margin-left="0cm" fo:margin-right="0cm" fo:margin-top="0cm" fo:margin-bottom="0.529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apple-system" fo:font-size="9pt" fo:letter-spacing="normal" fo:font-style="normal" fo:font-weight="normal" fo:background-color="#fafafa" loext:padding-left="0.423cm" loext:padding-right="0cm" loext:padding-top="0.423cm" loext:padding-bottom="0.423cm" loext:border-left="0.06pt solid #d3d3d3" loext:border-right="none" loext:border-top="0.06pt solid #d3d3d3" loext:border-bottom="0.06pt solid #d3d3d3"/>
    </style:style>
    <style:style style:name="P31" style:family="paragraph" style:parent-style-name="Standard">
      <style:paragraph-properties fo:margin-left="0cm" fo:margin-right="0cm" fo:margin-top="0cm" fo:margin-bottom="0.529cm" loext:contextual-spacing="false" fo:text-align="start" style:justify-single-word="false" fo:orphans="2" fo:widows="2" fo:text-indent="0cm" style:auto-text-indent="false"/>
      <style:text-properties fo:font-variant="normal" fo:text-transform="none" fo:color="#00a933" style:font-name="apple-system" fo:font-size="9pt" fo:letter-spacing="normal" fo:font-style="normal" fo:font-weight="normal" officeooo:rsid="001ecae6" officeooo:paragraph-rsid="001ecae6" fo:background-color="#fafafa" loext:padding-left="0.423cm" loext:padding-right="0cm" loext:padding-top="0.423cm" loext:padding-bottom="0.423cm" loext:border-left="0.06pt solid #d3d3d3" loext:border-right="none" loext:border-top="0.06pt solid #d3d3d3" loext:border-bottom="0.06pt solid #d3d3d3"/>
    </style:style>
    <style:style style:name="P32" style:family="paragraph" style:parent-style-name="Standard">
      <style:paragraph-properties fo:margin-left="0cm" fo:margin-right="0cm" fo:margin-top="0cm" fo:margin-bottom="0.529cm" loext:contextual-spacing="false" fo:text-align="start" style:justify-single-word="false" fo:orphans="2" fo:widows="2" fo:text-indent="0cm" style:auto-text-indent="false"/>
      <style:text-properties fo:color="#00a933" officeooo:paragraph-rsid="00233b97"/>
    </style:style>
    <style:style style:name="P33" style:family="paragraph" style:parent-style-name="Heading_20_5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pple-system" fo:letter-spacing="normal" fo:font-style="normal" fo:font-weight="normal" officeooo:rsid="0029918e" officeooo:paragraph-rsid="0029918e" fo:background-color="#c2e0ae" style:font-weight-asian="bold" style:font-weight-complex="bold"/>
    </style:style>
    <style:style style:name="P34" style:family="paragraph" style:parent-style-name="Standard">
      <style:text-properties officeooo:rsid="0014cc6e" officeooo:paragraph-rsid="0014cc6e"/>
    </style:style>
    <style:style style:name="P35" style:family="paragraph" style:parent-style-name="Standard">
      <style:text-properties officeooo:rsid="0014cc6e" officeooo:paragraph-rsid="0014cc6e" fo:background-color="#c2e0ae"/>
    </style:style>
    <style:style style:name="P36" style:family="paragraph" style:parent-style-name="Standard">
      <style:text-properties officeooo:rsid="001721b4" officeooo:paragraph-rsid="001721b4" fo:background-color="#c2e0ae"/>
    </style:style>
    <style:style style:name="P37" style:family="paragraph" style:parent-style-name="Standard">
      <style:text-properties officeooo:paragraph-rsid="002e3a53" fo:background-color="#c2e0ae"/>
    </style:style>
    <style:style style:name="P38" style:family="paragraph" style:parent-style-name="Standard">
      <style:text-properties fo:color="#ff0000" officeooo:rsid="0014cc6e" officeooo:paragraph-rsid="0014cc6e" fo:background-color="#c2e0ae"/>
    </style:style>
    <style:style style:name="P39" style:family="paragraph" style:parent-style-name="Standard">
      <style:text-properties fo:color="#ff0000" officeooo:rsid="0015855b" officeooo:paragraph-rsid="0015855b" fo:background-color="#c2e0ae"/>
    </style:style>
    <style:style style:name="P40" style:family="paragraph" style:parent-style-name="Standard">
      <style:paragraph-properties fo:margin-top="0cm" fo:margin-bottom="0.529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fo:background-color="#fafafa" loext:padding-left="0.423cm" loext:padding-right="0cm" loext:padding-top="0.423cm" loext:padding-bottom="0.423cm" loext:border-left="0.06pt solid #d3d3d3" loext:border-right="none" loext:border-top="0.06pt solid #d3d3d3" loext:border-bottom="0.06pt solid #d3d3d3"/>
    </style:style>
    <style:style style:name="P41" style:family="paragraph" style:parent-style-name="Standard">
      <style:paragraph-properties fo:margin-top="0cm" fo:margin-bottom="0.529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paragraph-rsid="002665ec" fo:background-color="#fafafa" loext:padding-left="0.423cm" loext:padding-right="0cm" loext:padding-top="0.423cm" loext:padding-bottom="0.423cm" loext:border-left="0.06pt solid #d3d3d3" loext:border-right="none" loext:border-top="0.06pt solid #d3d3d3" loext:border-bottom="0.06pt solid #d3d3d3"/>
    </style:style>
    <style:style style:name="P42" style:family="paragraph" style:parent-style-name="Standard">
      <style:paragraph-properties fo:margin-top="0cm" fo:margin-bottom="0.529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paragraph-rsid="00282257" fo:background-color="#fafafa" loext:padding-left="0.423cm" loext:padding-right="0cm" loext:padding-top="0.423cm" loext:padding-bottom="0.423cm" loext:border-left="0.06pt solid #d3d3d3" loext:border-right="none" loext:border-top="0.06pt solid #d3d3d3" loext:border-bottom="0.06pt solid #d3d3d3"/>
    </style:style>
    <style:style style:name="P43" style:family="paragraph" style:parent-style-name="Standard">
      <style:paragraph-properties fo:margin-top="0cm" fo:margin-bottom="0.529cm" loext:contextual-spacing="false" fo:text-align="start" style:justify-single-word="false" fo:orphans="2" fo:widows="2"/>
      <style:text-properties fo:font-variant="normal" fo:text-transform="none" fo:color="#212529" style:font-name="apple-system" fo:font-size="9pt" fo:letter-spacing="normal" fo:font-style="normal" fo:font-weight="normal" fo:background-color="#fafafa" loext:padding-left="0.423cm" loext:padding-right="0cm" loext:padding-top="0.423cm" loext:padding-bottom="0.423cm" loext:border-left="0.06pt solid #d3d3d3" loext:border-right="none" loext:border-top="0.06pt solid #d3d3d3" loext:border-bottom="0.06pt solid #d3d3d3"/>
    </style:style>
    <style:style style:name="P44" style:family="paragraph" style:parent-style-name="Standard">
      <style:paragraph-properties fo:margin-top="0cm" fo:margin-bottom="0.529cm" loext:contextual-spacing="false" fo:text-align="start" style:justify-single-word="false" fo:orphans="2" fo:widows="2"/>
      <style:text-properties fo:font-variant="normal" fo:text-transform="none" fo:color="#465028" style:font-name="apple-system" fo:font-size="9pt" fo:letter-spacing="normal" fo:font-style="normal" fo:font-weight="normal" fo:background-color="#fafafa" loext:padding-left="0.423cm" loext:padding-right="0cm" loext:padding-top="0.423cm" loext:padding-bottom="0.423cm" loext:border-left="0.06pt solid #d3d3d3" loext:border-right="none" loext:border-top="0.06pt solid #d3d3d3" loext:border-bottom="0.06pt solid #d3d3d3"/>
    </style:style>
    <style:style style:name="P45" style:family="paragraph" style:parent-style-name="Standard">
      <style:paragraph-properties fo:margin-top="0cm" fo:margin-bottom="0.529cm" loext:contextual-spacing="false" fo:text-align="start" style:justify-single-word="false" fo:orphans="2" fo:widows="2"/>
      <style:text-properties fo:font-variant="normal" fo:text-transform="none" fo:color="#465028" style:font-name="apple-system" fo:font-size="9pt" fo:letter-spacing="normal" fo:font-style="normal" fo:font-weight="bold" officeooo:rsid="00251767" officeooo:paragraph-rsid="00251767" fo:background-color="#fafafa" style:font-weight-asian="bold" style:font-weight-complex="bold" loext:padding-left="0.423cm" loext:padding-right="0cm" loext:padding-top="0.423cm" loext:padding-bottom="0.423cm" loext:border-left="0.06pt solid #d3d3d3" loext:border-right="none" loext:border-top="0.06pt solid #d3d3d3" loext:border-bottom="0.06pt solid #d3d3d3"/>
    </style:style>
    <style:style style:name="P46" style:family="paragraph" style:parent-style-name="Standard">
      <style:paragraph-properties fo:margin-top="0cm" fo:margin-bottom="0.529cm" loext:contextual-spacing="false" fo:text-align="start" style:justify-single-word="false" fo:orphans="2" fo:widows="2"/>
      <style:text-properties fo:font-variant="normal" fo:text-transform="none" fo:color="#00a933" style:font-name="apple-system" fo:font-size="12pt" fo:letter-spacing="normal" fo:font-style="normal" fo:font-weight="normal" officeooo:rsid="001d0a2a" officeooo:paragraph-rsid="001d0a2a" fo:background-color="#fafafa" style:font-style-asian="normal" style:font-style-complex="normal" loext:padding-left="0.423cm" loext:padding-right="0cm" loext:padding-top="0.423cm" loext:padding-bottom="0.423cm" loext:border-left="0.06pt solid #d3d3d3" loext:border-right="none" loext:border-top="0.06pt solid #d3d3d3" loext:border-bottom="0.06pt solid #d3d3d3"/>
    </style:style>
    <style:style style:name="P47" style:family="paragraph" style:parent-style-name="Standard">
      <style:paragraph-properties fo:margin-top="0cm" fo:margin-bottom="0.529cm" loext:contextual-spacing="false" fo:text-align="start" style:justify-single-word="false" fo:orphans="2" fo:widows="2"/>
      <style:text-properties fo:font-variant="normal" fo:text-transform="none" fo:color="#00a933" style:font-name="apple-system" fo:font-size="12pt" fo:letter-spacing="normal" fo:font-style="normal" fo:font-weight="normal" officeooo:rsid="001d0a2a" officeooo:paragraph-rsid="001d0a2a" fo:background-color="#fafafa" loext:padding-left="0.423cm" loext:padding-right="0cm" loext:padding-top="0.423cm" loext:padding-bottom="0.423cm" loext:border-left="0.06pt solid #d3d3d3" loext:border-right="none" loext:border-top="0.06pt solid #d3d3d3" loext:border-bottom="0.06pt solid #d3d3d3"/>
    </style:style>
    <style:style style:name="P48" style:family="paragraph" style:parent-style-name="Standard">
      <style:paragraph-properties fo:margin-top="0cm" fo:margin-bottom="0.529cm" loext:contextual-spacing="false" fo:text-align="start" style:justify-single-word="false" fo:orphans="2" fo:widows="2"/>
      <style:text-properties fo:font-variant="normal" fo:text-transform="none" fo:color="#00a933" style:font-name="apple-system" fo:font-size="12pt" fo:letter-spacing="normal" fo:font-style="normal" fo:font-weight="normal" officeooo:rsid="001ecae6" officeooo:paragraph-rsid="001ecae6" fo:background-color="#fafafa" loext:padding-left="0.423cm" loext:padding-right="0cm" loext:padding-top="0.423cm" loext:padding-bottom="0.423cm" loext:border-left="0.06pt solid #d3d3d3" loext:border-right="none" loext:border-top="0.06pt solid #d3d3d3" loext:border-bottom="0.06pt solid #d3d3d3"/>
    </style:style>
    <style:style style:name="P49" style:family="paragraph" style:parent-style-name="Standard">
      <style:paragraph-properties fo:margin-top="0cm" fo:margin-bottom="0.529cm" loext:contextual-spacing="false" fo:text-align="start" style:justify-single-word="false" fo:orphans="2" fo:widows="2"/>
      <style:text-properties fo:font-variant="normal" fo:text-transform="none" fo:color="#00a933" style:font-name="apple-system" fo:font-size="12pt" fo:letter-spacing="normal" fo:font-style="normal" fo:font-weight="normal" officeooo:paragraph-rsid="0021ccb8" fo:background-color="#fafafa" loext:padding-left="0.423cm" loext:padding-right="0cm" loext:padding-top="0.423cm" loext:padding-bottom="0.423cm" loext:border-left="0.06pt solid #d3d3d3" loext:border-right="none" loext:border-top="0.06pt solid #d3d3d3" loext:border-bottom="0.06pt solid #d3d3d3"/>
    </style:style>
    <style:style style:name="P50" style:family="paragraph" style:parent-style-name="Standard">
      <style:paragraph-properties fo:margin-top="0cm" fo:margin-bottom="0.529cm" loext:contextual-spacing="false" fo:text-align="start" style:justify-single-word="false" fo:orphans="2" fo:widows="2"/>
      <style:text-properties fo:font-variant="normal" fo:text-transform="none" fo:color="#00a933" style:font-name="apple-system" fo:font-size="9pt" fo:letter-spacing="normal" fo:font-style="normal" fo:font-weight="normal" officeooo:rsid="0021ccb8" officeooo:paragraph-rsid="002665ec" fo:background-color="#fafafa" loext:padding-left="0.423cm" loext:padding-right="0cm" loext:padding-top="0.423cm" loext:padding-bottom="0.423cm" loext:border-left="0.06pt solid #d3d3d3" loext:border-right="none" loext:border-top="0.06pt solid #d3d3d3" loext:border-bottom="0.06pt solid #d3d3d3"/>
    </style:style>
    <style:style style:name="P51" style:family="paragraph" style:parent-style-name="Standard">
      <style:paragraph-properties fo:margin-top="0cm" fo:margin-bottom="0.529cm" loext:contextual-spacing="false" fo:text-align="start" style:justify-single-word="false" fo:orphans="2" fo:widows="2"/>
      <style:text-properties fo:font-variant="normal" fo:text-transform="none" fo:color="#00a933" style:font-name="apple-system" fo:font-size="9pt" fo:letter-spacing="normal" fo:font-style="normal" fo:font-weight="normal" officeooo:rsid="00209a88" officeooo:paragraph-rsid="00209a88" fo:background-color="#fafafa" loext:padding-left="0.423cm" loext:padding-right="0cm" loext:padding-top="0.423cm" loext:padding-bottom="0.423cm" loext:border-left="0.06pt solid #d3d3d3" loext:border-right="none" loext:border-top="0.06pt solid #d3d3d3" loext:border-bottom="0.06pt solid #d3d3d3"/>
    </style:style>
    <style:style style:name="P52" style:family="paragraph" style:parent-style-name="Standard">
      <style:paragraph-properties fo:margin-top="0cm" fo:margin-bottom="0.529cm" loext:contextual-spacing="false" fo:text-align="start" style:justify-single-word="false" fo:orphans="2" fo:widows="2"/>
      <style:text-properties fo:font-variant="normal" fo:text-transform="none" fo:color="#00a933" style:font-name="apple-system" fo:font-size="9pt" fo:letter-spacing="normal" fo:font-style="normal" fo:font-weight="normal" officeooo:rsid="001ecae6" officeooo:paragraph-rsid="001ecae6" fo:background-color="#fafafa" loext:padding-left="0.423cm" loext:padding-right="0cm" loext:padding-top="0.423cm" loext:padding-bottom="0.423cm" loext:border-left="0.06pt solid #d3d3d3" loext:border-right="none" loext:border-top="0.06pt solid #d3d3d3" loext:border-bottom="0.06pt solid #d3d3d3"/>
    </style:style>
    <style:style style:name="P53" style:family="paragraph" style:parent-style-name="Standard">
      <style:paragraph-properties fo:margin-top="0cm" fo:margin-bottom="0.529cm" loext:contextual-spacing="false" fo:text-align="start" style:justify-single-word="false" fo:orphans="2" fo:widows="2"/>
      <style:text-properties fo:font-variant="normal" fo:text-transform="none" fo:color="#00a933" style:font-name="apple-system" fo:font-size="9pt" fo:letter-spacing="normal" fo:font-style="normal" fo:font-weight="normal" officeooo:rsid="001d0a2a" officeooo:paragraph-rsid="001d0a2a" fo:background-color="#fafafa" loext:padding-left="0.423cm" loext:padding-right="0cm" loext:padding-top="0.423cm" loext:padding-bottom="0.423cm" loext:border-left="0.06pt solid #d3d3d3" loext:border-right="none" loext:border-top="0.06pt solid #d3d3d3" loext:border-bottom="0.06pt solid #d3d3d3"/>
    </style:style>
    <style:style style:name="P54" style:family="paragraph" style:parent-style-name="Standard">
      <style:paragraph-properties fo:margin-top="0cm" fo:margin-bottom="0.529cm" loext:contextual-spacing="false" fo:text-align="start" style:justify-single-word="false" fo:orphans="2" fo:widows="2"/>
      <style:text-properties fo:font-size="10.5pt" fo:font-weight="normal"/>
    </style:style>
    <style:style style:name="P55" style:family="paragraph" style:parent-style-name="Text_20_body">
      <style:text-properties fo:font-variant="normal" fo:text-transform="none" fo:color="#000000" style:font-name="apple-system" fo:font-size="12pt" fo:letter-spacing="normal" fo:font-style="normal" fo:font-weight="normal" officeooo:rsid="0014cc6e" officeooo:paragraph-rsid="0014cc6e" fo:background-color="#c2e0ae"/>
    </style:style>
    <style:style style:name="P56" style:family="paragraph" style:parent-style-name="Standard">
      <style:paragraph-properties fo:margin-top="0cm" fo:margin-bottom="0.529cm" loext:contextual-spacing="false" fo:text-align="start" style:justify-single-word="false" fo:orphans="2" fo:widows="2"/>
      <style:text-properties fo:font-variant="normal" fo:text-transform="none" fo:color="#ff0000" style:font-name="apple-system" fo:font-size="12pt" fo:letter-spacing="normal" fo:font-style="normal" fo:font-weight="normal" officeooo:rsid="002665ec" officeooo:paragraph-rsid="002665ec" fo:background-color="#89c765" loext:padding-left="0.423cm" loext:padding-right="0cm" loext:padding-top="0.423cm" loext:padding-bottom="0.423cm" loext:border-left="0.06pt solid #d3d3d3" loext:border-right="none" loext:border-top="0.06pt solid #d3d3d3" loext:border-bottom="0.06pt solid #d3d3d3"/>
    </style:style>
    <style:style style:name="P57" style:family="paragraph" style:parent-style-name="Standard">
      <style:paragraph-properties fo:margin-top="0cm" fo:margin-bottom="0.529cm" loext:contextual-spacing="false" fo:text-align="start" style:justify-single-word="false" fo:orphans="2" fo:widows="2"/>
      <style:text-properties fo:font-variant="normal" fo:text-transform="none" fo:color="#00a933" style:font-name="apple-system" fo:font-size="12pt" fo:letter-spacing="normal" fo:font-style="normal" fo:font-weight="normal" officeooo:rsid="002665ec" officeooo:paragraph-rsid="002665ec" fo:background-color="#89c765" loext:padding-left="0.423cm" loext:padding-right="0cm" loext:padding-top="0.423cm" loext:padding-bottom="0.423cm" loext:border-left="0.06pt solid #d3d3d3" loext:border-right="none" loext:border-top="0.06pt solid #d3d3d3" loext:border-bottom="0.06pt solid #d3d3d3"/>
    </style:style>
    <style:style style:name="P58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465028" style:font-name="apple-system" fo:font-size="12pt" fo:letter-spacing="normal" fo:font-style="normal" fo:font-weight="normal" fo:background-color="#e0efd4"/>
    </style:style>
    <style:style style:name="P59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465028" style:font-name="apple-system" fo:font-size="12pt" fo:letter-spacing="normal" fo:font-style="normal" fo:font-weight="normal" fo:background-color="#e0efd4"/>
    </style:style>
    <style:style style:name="P60" style:family="paragraph" style:parent-style-name="Text_20_body" style:list-style-name="L2">
      <loext:graphic-properties draw:fill="solid" draw:fill-color="#f9f9f9" draw:opacity="100%"/>
      <style:paragraph-properties fo:margin-top="0cm" fo:margin-bottom="0cm" loext:contextual-spacing="false" fo:text-align="start" style:justify-single-word="false" fo:orphans="2" fo:widows="2" fo:background-color="#f9f9f9" fo:padding-left="0cm" fo:padding-right="0cm" fo:padding-top="0cm" fo:padding-bottom="0.049cm" fo:border-left="none" fo:border-right="none" fo:border-top="none" fo:border-bottom="0.74pt solid #000000"/>
      <style:text-properties fo:font-variant="normal" fo:text-transform="none" fo:color="#000000" style:font-name="apple-system" fo:font-size="12pt" fo:letter-spacing="normal" fo:font-style="normal" fo:font-weight="normal" fo:background-color="#c2e0ae"/>
    </style:style>
    <style:style style:name="P61" style:family="paragraph" style:parent-style-name="Text_20_body" style:list-style-name="L2">
      <loext:graphic-properties draw:fill="solid" draw:fill-color="#f9f9f9" draw:opacity="100%"/>
      <style:paragraph-properties fo:margin-top="0cm" fo:margin-bottom="0cm" loext:contextual-spacing="false" fo:text-align="start" style:justify-single-word="false" fo:orphans="2" fo:widows="2" fo:background-color="#f9f9f9" fo:padding-left="0cm" fo:padding-right="0cm" fo:padding-top="0cm" fo:padding-bottom="0.049cm" fo:border-left="none" fo:border-right="none" fo:border-top="none" fo:border-bottom="0.74pt solid #000000"/>
    </style:style>
    <style:style style:name="P62" style:family="paragraph" style:parent-style-name="Text_20_body" style:list-style-name="L2">
      <loext:graphic-properties draw:fill="solid" draw:fill-color="#f9f9f9" draw:opacity="100%"/>
      <style:paragraph-properties fo:margin-top="0cm" fo:margin-bottom="0cm" loext:contextual-spacing="false" fo:text-align="start" style:justify-single-word="false" fo:orphans="2" fo:widows="2" fo:background-color="#f9f9f9" fo:padding-left="0cm" fo:padding-right="0cm" fo:padding-top="0cm" fo:padding-bottom="0.049cm" fo:border-left="none" fo:border-right="none" fo:border-top="none" fo:border-bottom="0.74pt solid #000000"/>
      <style:text-properties officeooo:rsid="0014cc6e" officeooo:paragraph-rsid="0014cc6e" fo:background-color="#c2e0ae"/>
    </style:style>
    <style:style style:name="T1" style:family="text">
      <style:text-properties officeooo:rsid="0014cc6e"/>
    </style:style>
    <style:style style:name="T2" style:family="text">
      <style:text-properties fo:color="#00a933"/>
    </style:style>
    <style:style style:name="T3" style:family="text">
      <style:text-properties fo:color="#00a933" officeooo:rsid="0014cc6e"/>
    </style:style>
    <style:style style:name="T4" style:family="text">
      <style:text-properties fo:color="#00a933" officeooo:rsid="0015855b"/>
    </style:style>
    <style:style style:name="T5" style:family="text">
      <style:text-properties fo:color="#00a933" fo:font-weight="bold" officeooo:rsid="001d0a2a"/>
    </style:style>
    <style:style style:name="T6" style:family="text">
      <style:text-properties fo:color="#00a933" fo:font-size="9pt" officeooo:rsid="00251767"/>
    </style:style>
    <style:style style:name="T7" style:family="text">
      <style:text-properties fo:color="#00a933" fo:font-size="9pt" officeooo:rsid="00282257"/>
    </style:style>
    <style:style style:name="T8" style:family="text">
      <style:text-properties fo:color="#00a933" fo:font-size="9pt" officeooo:rsid="0028e348"/>
    </style:style>
    <style:style style:name="T9" style:family="text">
      <style:text-properties fo:color="#00a933" fo:font-size="9pt" officeooo:rsid="0028e348" fo:background-color="#fff200" loext:char-shading-value="0"/>
    </style:style>
    <style:style style:name="T10" style:family="text">
      <style:text-properties fo:color="#00a933" fo:font-size="9pt" officeooo:rsid="0028e348" fo:background-color="#fff200" loext:char-shading-value="0"/>
    </style:style>
    <style:style style:name="T11" style:family="text">
      <style:text-properties fo:color="#00a933" fo:font-size="9pt" officeooo:rsid="0028e348" fo:background-color="#89c765" loext:char-shading-value="0"/>
    </style:style>
    <style:style style:name="T12" style:family="text">
      <style:text-properties fo:color="#00a933" officeooo:rsid="002665ec"/>
    </style:style>
    <style:style style:name="T13" style:family="text">
      <style:text-properties fo:color="#00a933" officeooo:rsid="0029918e"/>
    </style:style>
    <style:style style:name="T14" style:family="text">
      <style:text-properties fo:color="#00a933" officeooo:rsid="002b1600"/>
    </style:style>
    <style:style style:name="T15" style:family="text">
      <style:text-properties fo:color="#ff0000"/>
    </style:style>
    <style:style style:name="T16" style:family="text">
      <style:text-properties fo:color="#ff0000" officeooo:rsid="0015855b"/>
    </style:style>
    <style:style style:name="T17" style:family="text">
      <style:text-properties fo:color="#ff0000" fo:font-size="12pt" fo:font-weight="bold" officeooo:rsid="00233b97" fo:background-color="#c2e0ae" loext:char-shading-value="0" style:font-size-asian="12pt" style:font-weight-asian="bold" style:font-size-complex="12pt" style:font-weight-complex="bold"/>
    </style:style>
    <style:style style:name="T18" style:family="text">
      <style:text-properties fo:color="#ff0000" fo:font-size="12pt" fo:font-weight="bold" officeooo:rsid="002665ec" fo:background-color="#c2e0ae" loext:char-shading-value="0" style:font-size-asian="12pt" style:font-weight-asian="bold" style:font-size-complex="12pt" style:font-weight-complex="bold"/>
    </style:style>
    <style:style style:name="T19" style:family="text">
      <style:text-properties fo:font-weight="bold"/>
    </style:style>
    <style:style style:name="T20" style:family="text">
      <style:text-properties fo:color="#000000" fo:font-size="9pt"/>
    </style:style>
    <style:style style:name="T21" style:family="text">
      <style:text-properties fo:font-variant="normal" fo:text-transform="none" fo:color="#000000" style:font-name="apple-system" fo:font-size="12pt" fo:letter-spacing="normal" fo:font-style="normal" fo:font-weight="normal"/>
    </style:style>
    <style:style style:name="T22" style:family="text">
      <style:text-properties fo:font-variant="normal" fo:text-transform="none" fo:color="#000000" style:font-name="apple-system" fo:font-size="12pt" fo:letter-spacing="normal" fo:font-style="normal" fo:font-weight="normal" officeooo:rsid="0014cc6e"/>
    </style:style>
    <style:style style:name="T23" style:family="text">
      <style:text-properties fo:font-variant="normal" fo:text-transform="none" fo:color="#000000" style:font-name="apple-system" fo:font-size="12pt" fo:letter-spacing="normal" fo:font-style="normal" fo:font-weight="normal" fo:background-color="#c2e0ae" loext:char-shading-value="0"/>
    </style:style>
    <style:style style:name="T24" style:family="text">
      <style:text-properties fo:font-variant="normal" fo:text-transform="none" fo:color="#000000" style:font-name="apple-system" fo:font-size="12pt" fo:letter-spacing="normal" fo:font-style="normal" fo:font-weight="normal" officeooo:rsid="0014cc6e" fo:background-color="#c2e0ae" loext:char-shading-value="0"/>
    </style:style>
    <style:style style:name="T25" style:family="text">
      <style:text-properties fo:font-variant="normal" fo:text-transform="none" fo:color="#000000" style:font-name="apple-system" fo:letter-spacing="normal" fo:font-style="normal" fo:font-weight="normal" fo:background-color="#c2e0ae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c2e0ae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apple-system" fo:letter-spacing="normal" fo:font-style="normal" style:text-underline-style="none" fo:font-weight="normal" style:text-blinking="false" fo:background-color="#c2e0ae" loext:char-shading-value="0"/>
    </style:style>
    <style:style style:name="T28" style:family="text">
      <style:text-properties fo:font-variant="normal" fo:text-transform="none" style:font-name="apple-system" fo:font-size="9pt" fo:letter-spacing="normal" fo:font-style="normal" fo:font-weight="normal" officeooo:rsid="00233b97" fo:background-color="#fafafa" loext:char-shading-value="0" loext:padding-left="0.423cm" loext:padding-right="0cm" loext:padding-top="0.423cm" loext:padding-bottom="0.423cm" loext:border-left="0.06pt solid #d3d3d3" loext:border-right="none" loext:border-top="0.06pt solid #d3d3d3" loext:border-bottom="0.06pt solid #d3d3d3"/>
    </style:style>
    <style:style style:name="T29" style:family="text">
      <style:text-properties fo:font-variant="normal" fo:text-transform="none" fo:color="#00a933" style:font-name="apple-system" fo:font-size="12pt" fo:letter-spacing="normal" fo:font-style="normal" fo:font-weight="normal"/>
    </style:style>
    <style:style style:name="T30" style:family="text">
      <style:text-properties fo:font-variant="normal" fo:text-transform="none" fo:color="#00a933" style:font-name="apple-system" fo:font-size="12pt" fo:letter-spacing="normal" fo:font-style="normal" fo:font-weight="normal" officeooo:rsid="001d0a2a"/>
    </style:style>
    <style:style style:name="T31" style:family="text">
      <style:text-properties fo:font-variant="normal" fo:text-transform="none" fo:color="#00a933" style:font-name="apple-system" fo:letter-spacing="normal" fo:font-style="normal" fo:font-weight="normal" fo:background-color="#c2e0ae" loext:char-shading-value="0"/>
    </style:style>
    <style:style style:name="T32" style:family="text">
      <style:text-properties fo:font-variant="normal" fo:text-transform="none" fo:color="#00a933" style:font-name="apple-system" fo:letter-spacing="normal" fo:font-style="normal" fo:font-weight="normal" officeooo:rsid="0015855b" fo:background-color="#c2e0ae" loext:char-shading-value="0"/>
    </style:style>
    <style:style style:name="T33" style:family="text">
      <style:text-properties fo:font-variant="normal" fo:text-transform="none" fo:color="#00a933" style:font-name="apple-system" fo:font-size="10.5pt" fo:letter-spacing="normal" fo:font-style="normal" fo:font-weight="normal" officeooo:rsid="001721b4" loext:padding="0cm" loext:border="none"/>
    </style:style>
    <style:style style:name="T34" style:family="text">
      <style:text-properties fo:font-variant="normal" fo:text-transform="none" fo:color="#818182" fo:letter-spacing="normal" officeooo:rsid="0014cc6e"/>
    </style:style>
    <style:style style:name="T35" style:family="text">
      <style:text-properties fo:font-variant="normal" fo:text-transform="none" fo:color="#ffffff" style:font-name="apple-system" fo:font-size="10.5pt" fo:letter-spacing="normal" fo:font-style="normal" fo:font-weight="normal" officeooo:rsid="0014cc6e" loext:padding="0cm" loext:border="none"/>
    </style:style>
    <style:style style:name="T36" style:family="text">
      <style:text-properties fo:font-variant="normal" fo:text-transform="none" fo:color="#212529" style:font-name="apple-system" fo:font-size="10.5pt" fo:letter-spacing="normal" fo:font-style="normal" fo:font-weight="normal" officeooo:rsid="0014cc6e" loext:padding="0cm" loext:border="none"/>
    </style:style>
    <style:style style:name="T37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38" style:family="text">
      <style:text-properties fo:font-variant="normal" fo:text-transform="none" fo:color="#212529" style:font-name="apple-system" fo:font-size="12pt" fo:letter-spacing="normal" fo:font-style="normal" fo:font-weight="normal" officeooo:rsid="001d0a2a"/>
    </style:style>
    <style:style style:name="T39" style:family="text">
      <style:text-properties fo:font-variant="normal" fo:text-transform="none" fo:color="#1e281e" style:font-name="apple-system" fo:font-size="10.5pt" fo:letter-spacing="normal" fo:font-style="italic" fo:font-weight="normal"/>
    </style:style>
    <style:style style:name="T40" style:family="text">
      <style:text-properties fo:font-variant="normal" fo:text-transform="none" fo:color="#ff0000" style:font-name="apple-system" fo:font-size="10.5pt" fo:letter-spacing="normal" fo:font-style="italic" fo:font-weight="normal"/>
    </style:style>
    <style:style style:name="T41" style:family="text">
      <style:text-properties fo:font-variant="normal" fo:text-transform="none" fo:color="#ff0000" style:font-name="apple-system" fo:font-size="10.5pt" fo:letter-spacing="normal" fo:font-style="normal" fo:font-weight="normal" officeooo:rsid="0014cc6e" loext:padding="0cm" loext:border="none"/>
    </style:style>
    <style:style style:name="T42" style:family="text">
      <style:text-properties fo:font-variant="normal" fo:text-transform="none" fo:color="#ff0000" style:font-name="apple-system" fo:font-size="12pt" fo:letter-spacing="normal" fo:font-style="normal" fo:font-weight="normal"/>
    </style:style>
    <style:style style:name="T43" style:family="text">
      <style:text-properties officeooo:rsid="0015855b"/>
    </style:style>
    <style:style style:name="T44" style:family="text">
      <style:text-properties officeooo:rsid="001721b4"/>
    </style:style>
    <style:style style:name="T45" style:family="text">
      <style:text-properties fo:color="#465028" fo:font-size="9pt" fo:font-weight="normal"/>
    </style:style>
    <style:style style:name="T46" style:family="text">
      <style:text-properties fo:color="#465028" fo:font-size="9pt" fo:font-weight="normal" officeooo:rsid="0014cc6e"/>
    </style:style>
    <style:style style:name="T47" style:family="text">
      <style:text-properties fo:color="#465028" fo:font-size="9pt" fo:font-weight="normal" fo:background-color="#c2e0ae" loext:char-shading-value="0"/>
    </style:style>
    <style:style style:name="T48" style:family="text">
      <style:text-properties fo:font-size="9pt"/>
    </style:style>
    <style:style style:name="T49" style:family="text">
      <style:text-properties fo:font-size="9pt" fo:font-weight="bold"/>
    </style:style>
    <style:style style:name="T50" style:family="text">
      <style:text-properties fo:font-size="9pt" fo:font-weight="bold" fo:background-color="#fff200" loext:char-shading-value="0"/>
    </style:style>
    <style:style style:name="T51" style:family="text">
      <style:text-properties fo:font-size="9pt" fo:font-weight="bold" fo:background-color="#fff200" loext:char-shading-value="0"/>
    </style:style>
    <style:style style:name="T52" style:family="text">
      <style:text-properties fo:font-size="9pt" fo:font-weight="bold" fo:background-color="#89c765" loext:char-shading-value="0"/>
    </style:style>
    <style:style style:name="T53" style:family="text">
      <style:text-properties fo:font-size="9pt" officeooo:rsid="001ecae6"/>
    </style:style>
    <style:style style:name="T54" style:family="text">
      <style:text-properties fo:font-size="9pt" officeooo:rsid="00209a88"/>
    </style:style>
    <style:style style:name="T55" style:family="text">
      <style:text-properties fo:font-size="9pt" officeooo:rsid="0021ccb8"/>
    </style:style>
    <style:style style:name="T56" style:family="text">
      <style:text-properties fo:font-size="9pt" officeooo:rsid="002665ec"/>
    </style:style>
    <style:style style:name="T57" style:family="text">
      <style:text-properties fo:font-size="9pt" fo:background-color="#fff200" loext:char-shading-value="0"/>
    </style:style>
    <style:style style:name="T58" style:family="text">
      <style:text-properties fo:font-size="9pt" fo:background-color="#fff200" loext:char-shading-value="0"/>
    </style:style>
    <style:style style:name="T59" style:family="text">
      <style:text-properties fo:font-size="9pt" fo:background-color="#89c765" loext:char-shading-value="0"/>
    </style:style>
    <style:style style:name="T60" style:family="text">
      <style:text-properties fo:font-style="italic"/>
    </style:style>
    <style:style style:name="T61" style:family="text">
      <style:text-properties officeooo:rsid="00233b97"/>
    </style:style>
    <style:style style:name="T62" style:family="text">
      <style:text-properties officeooo:rsid="0029918e"/>
    </style:style>
    <style:style style:name="T63" style:family="text">
      <style:text-properties fo:background-color="#c2e0ae" loext:char-shading-value="0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ge Circuits alimentaires Locaux :</text:p>
      <text:p text:style-name="P5"/>
      <text:p text:style-name="P5">L'association Castillonnais en transition est composé<text:span text:style-name="T3">e</text:span> de girondins et périgourdins engagés. Elle travaill<text:span text:style-name="T2">e</text:span> au développement de la bio locale. Nos priorités sont de :</text:p>
      <text:list xml:id="list570662789" text:style-name="L1">
        <text:list-item>
          <text:p text:style-name="P58">Remettre l'agriculture, l'alimentation, le vivant, à une place centrale.</text:p>
        </text:list-item>
        <text:list-item>
          <text:p text:style-name="P58">Renforcer la résilience alimentaire de nos territoires.</text:p>
        </text:list-item>
        <text:list-item>
          <text:p text:style-name="P58">Créer du lien, de la solidarité et de l'entraide entre <text:span text:style-name="T15">les</text:span> producteurs, <text:span text:style-name="T15">comme</text:span> entre <text:span text:style-name="T15">les</text:span> producteurs et <text:span text:style-name="T15">les</text:span> consommateurs, <text:span text:style-name="T3">avec </text:span>les collectivités locales engagées, les associations, les chercheurs...</text:p>
        </text:list-item>
        <text:list-item>
          <text:p text:style-name="P58">A partir de ces priorités nous travaillons sur un projet de plate forme numérique financé<text:span text:style-name="T3">e</text:span> par le Conseil régional de Nouvelle Aquitaine et l'Europe. Elle a un double objectif :</text:p>
          <text:list>
            <text:list-item>
              <text:p text:style-name="P59">être exhaustive, en présentant gratuitement tout les producteurs bio qui le souhaitent, <text:span text:style-name="T15">cela </text:span>dans un rayon <text:span text:style-name="T2">d</text:span><text:span text:style-name="T3">e</text:span><text:span text:style-name="T15">'environ </text:span>40 km autour de Castillon la Bataille.</text:p>
            </text:list-item>
            <text:list-item>
              <text:p text:style-name="P59">être construite à partir de vos besoins et attentes. Le questionnaire ci-dessous va nous permettre de recueillir ces informations <text:s/><text:span text:style-name="T3">qui</text:span><text:span text:style-name="T2">.</text:span><text:span text:style-name="T15"> Elles</text:span> nous permettront de valoriser votre ferme, votre travail et de connaître vos attentes.</text:p>
            </text:list-item>
          </text:list>
        </text:list-item>
      </text:list>
      <text:p text:style-name="Standard"/>
      <text:p text:style-name="P35">Page 1 en bas</text:p>
      <text:p text:style-name="P35"/>
      <text:p text:style-name="P55">Nous sommes une <text:span text:style-name="T19">Organisation à but non lucratif</text:span></text:p>
      <text:list xml:id="list228564120" text:style-name="L2">
        <text:list-item>
          <text:p text:style-name="P60">À Castillon une épicerie bio coopérative, un café associatif, un espace de création et de travail partagé.</text:p>
        </text:list-item>
        <text:list-item>
          <text:p text:style-name="P61"><text:span text:style-name="T23">Page de l'association : </text:span><text:a xlink:type="simple" xlink:href="http://castillonnaisentransition.org/" office:target-frame-name="_blank" xlink:show="new" text:style-name="Internet_20_link" text:visited-style-name="Visited_20_Internet_20_Link"><text:span text:style-name="T26">http://castillonnaisentransition.org/</text:span></text:a></text:p>
        </text:list-item>
        <text:list-item>
          <text:p text:style-name="P61"><text:span text:style-name="T23">Contact : </text:span><text:a xlink:type="simple" xlink:href="mailto:contact@castillonnaisentransition.org" text:style-name="Internet_20_link" text:visited-style-name="Visited_20_Internet_20_Link"><text:span text:style-name="T63">contact@castillonnaisentransition.</text:span></text:a><text:a xlink:type="simple" xlink:href="mailto:contact@castillonnaisentransition.org" text:style-name="Internet_20_link" text:visited-style-name="Visited_20_Internet_20_Link"><text:span text:style-name="T24">org</text:span></text:a></text:p>
        </text:list-item>
        <text:list-item>
          <text:p text:style-name="P62"><text:span text:style-name="T22">N</text:span><text:span text:style-name="T21">ous sommes actif</text:span><text:span text:style-name="T29">s</text:span><text:span text:style-name="T21"> sur facebook</text:span></text:p>
        </text:list-item>
      </text:list>
      <text:p text:style-name="P34"/>
      <text:p text:style-name="P35">Page » <text:span text:style-name="T43">je suis producteur»</text:span></text:p>
      <text:p text:style-name="P38"/>
      <text:p text:style-name="P39">ATTENTION je n’ai pas noté toutes les modifications apportées en réunion</text:p>
      <text:p text:style-name="P39"/>
      <text:p text:style-name="P39"/>
      <text:h text:style-name="P1" text:outline-level="5"><text:span text:style-name="T25">Bienvenu</text:span><text:span text:style-name="T31">e </text:span><text:span text:style-name="T25">Producteur</text:span><text:span text:style-name="T31">.</text:span><text:span text:style-name="T32">e.</text:span><text:span text:style-name="T25">s ! </text:span><text:a xlink:type="simple" xlink:href="http://82.65.74.33/src/app/controller/cet.qstprod.controller.login.form.php" text:style-name="Internet_20_link" text:visited-style-name="Visited_20_Internet_20_Link"><text:span text:style-name="T27">Inscription annuaire</text:span></text:a></text:h>
      <text:p text:style-name="P3">Si vous êtes producteur et vous souhaitez vous inscrire pour être référencé dans l'annuaire, <text:span text:style-name="T19">cliquez ci-dessous</text:span> :</text:p>
      <text:p text:style-name="P35"/>
      <text:p text:style-name="P55">Castillonnais <text:span text:style-name="T4">E</text:span>n <text:span text:style-name="T4">T</text:span>ransition porte un projet de développement des Circuits <text:span text:style-name="T2">A</text:span>limentaires <text:span text:style-name="T4">L</text:span>ocaux de produits bio ou y tendant <text:span text:style-name="T15">pour </text:span><text:span text:style-name="T4">sur</text:span><text:span text:style-name="T16"> </text:span>notre territoire. Il s'agit de mettre à disposition des consommateurs un annuaire en ligne <text:soft-page-break/>apportant une information claire et à jour sur comment se procurer ces productions alimentaires <text:span text:style-name="T15">du territoire</text:span>. Le but de cet annuaire est de favoriser le rapprochement entre les consommateurs et les producteurs pour remettre l'alimentation et l'agriculture à leur juste place dans nos vies, dans le respect de notre environnement.</text:p>
      <text:p text:style-name="P3">Notre projet a également l'ambition, dans un deuxième temps, de favoriser la solidarité et d'envisager la résilience alimentaire de notre territoire.</text:p>
      <text:p text:style-name="P3">Cet annuaire sera diffusé<text:span text:style-name="T15">e</text:span> localement auprès de toutes les structures qui sont en lien avec le public : les mairies, les C<text:span text:style-name="T43">ommunautés De Communes </text:span>, offices de tourisme, asso locales, <text:span text:style-name="T43">marchés</text:span> ..., <text:span text:style-name="T15">avec</text:span> <text:span text:style-name="T15">un flyer </text:span><text:span text:style-name="T4">en version</text:span> papier.</text:p>
      <text:p text:style-name="P2"><text:s/></text:p>
      <text:p text:style-name="P2"/>
      <text:p text:style-name="P35"><text:s/><text:span text:style-name="T44">Page 2</text:span></text:p>
      <text:p text:style-name="P35"/>
      <text:p text:style-name="P37"><text:span text:style-name="T46">Fil d'Arianne :</text:span><text:span text:style-name="T34"> </text:span><text:span text:style-name="T35">Fiche d'identité </text:span><text:span text:style-name="T41">(et sondage) </text:span><text:span text:style-name="T34"> </text:span><text:span text:style-name="T2">(Et enquête)</text:span><text:span text:style-name="T36">Distribution</text:span><text:span text:style-name="T34"> </text:span><text:span text:style-name="T36">Produits</text:span><text:span text:style-name="T34"> </text:span><text:span text:style-name="T36">Vos consom</text:span><text:span text:style-name="T33">m</text:span><text:span text:style-name="T36">ateurs</text:span><text:span text:style-name="T34"> </text:span><text:span text:style-name="T36">Besoins, Solidarité et Résilience</text:span><text:span text:style-name="T34"> </text:span><text:span text:style-name="T36">Récapitulatif du questionnaire</text:span><text:span text:style-name="T34"> </text:span><text:span text:style-name="T36">Confirmation d'inscription</text:span><text:span text:style-name="T1"> </text:span></text:p>
      <text:p text:style-name="P35"/>
      <text:p text:style-name="P36">Page 2</text:p>
      <text:p text:style-name="P36"><text:span text:style-name="T39">Enquête auprès des producteurs : Ce questionnaire vise à prendre la mesure des freins et difficultés rencontré</text:span><text:span text:style-name="T40">e</text:span><text:span text:style-name="T39">s par les producteurs. Vos réponses seront gérées de manière anonyme et ne seront pas divulguées dans la version consultable de l’annuaire.</text:span> </text:p>
      <text:p text:style-name="P9"/>
      <text:p text:style-name="P9"><text:line-break/><text:span text:style-name="T47">Selon vous les produits avec label Bio sont ils vendus :</text:span></text:p>
      <text:p text:style-name="P17">ORDRE à revoir</text:p>
      <text:p text:style-name="P19">trop cher</text:p>
      <text:p text:style-name="P20">Vraiment trop cher</text:p>
      <text:p text:style-name="P19">pas assez cher</text:p>
      <text:p text:style-name="P19">Vraiment pas assez cher</text:p>
      <text:p text:style-name="P9"><text:line-break/><text:span text:style-name="T47">Vos produits sont ils vendus</text:span></text:p>
      <text:p text:style-name="P16">ORDRE à revoir</text:p>
      <text:p text:style-name="P19">moins cher</text:p>
      <text:p text:style-name="P20">au même prix que dans la grande distribution</text:p>
      <text:p text:style-name="P19">plus cher</text:p>
      <text:p text:style-name="P19">vous ne savez pas</text:p>
      <text:p text:style-name="P9"><text:line-break/><text:span text:style-name="T47">Quels critères utilisez-vous pour fixer vos prix ?</text:span></text:p>
      <text:p text:style-name="P12">Prix de la concurrence locale</text:p>
      <text:p text:style-name="P12">Prix du marché (<text:span text:style-name="T15">voir</text:span> agrimer, <text:span text:style-name="T15">ex. agrimer Bio et agrimer en gros</text:span>) <text:span text:style-name="T12">(Agrimer)</text:span></text:p>
      <text:p text:style-name="P12">Calcul à partir du temps passé plus vos charges</text:p>
      <text:p text:style-name="P26"><text:span text:style-name="T17">ORDRE <text:s/></text:span><text:span text:style-name="T18">DES LISTES </text:span><text:span text:style-name="T17">A REVOIR</text:span><text:line-break/></text:p>
      <text:p text:style-name="P23"><text:line-break/><text:span text:style-name="T45">Quels sont vos besoins et difficultés ? </text:span></text:p>
      <text:p text:style-name="P27"/>
      <text:p text:style-name="P19">manque de temps</text:p>
      <text:p text:style-name="P21">manque de main <text:span text:style-name="T61">d’œuvre</text:span></text:p>
      <text:p text:style-name="P21"><text:soft-page-break/>manque d'équipement</text:p>
      <text:p text:style-name="P21">manque de moyens financiers</text:p>
      <text:p text:style-name="P21">manque de connaissances techniques</text:p>
      <text:p text:style-name="P19">trop d'invendus en fin de marché</text:p>
      <text:p text:style-name="P19">trop de charge de travail</text:p>
      <text:p text:style-name="P19">trop de temps passé pour commercialiser</text:p>
      <text:p text:style-name="P19">prix de vente trop bas</text:p>
      <text:p text:style-name="P21">la pénibilité de votre métier</text:p>
      <text:p text:style-name="P21">livraisons compliquées</text:p>
      <text:p text:style-name="P19">l’impossibilité de partir en vacances</text:p>
      <text:p text:style-name="P19">l’impact sur votre vie familiale/vie de couple</text:p>
      <text:p text:style-name="P18"/>
      <text:p text:style-name="P28"/>
      <text:p text:style-name="P10"/>
      <text:p text:style-name="P45">Page produits</text:p>
      <text:p text:style-name="P22">Quels produits vendez-vous ?</text:p>
      <text:p text:style-name="P30">Quels <text:span text:style-name="T19">l</text:span><text:span text:style-name="T5">è</text:span><text:span text:style-name="T19">gumes</text:span> vendez-vous ? (plusieurs options possibles) :</text:p>
      <text:p text:style-name="P32"><text:span text:style-name="T28">Ordre :</text:span>ail/artichaut/asperge blanche/asperge verte/aubergine/aromatiques/batavia/bette à carde/betterave/brèdes/brocolis/butternut/carotte/chou chinois/chou de Bruxelles/chou fleur/ chou rave/ chou romanesco/chou rouge/chou vert/citrouille/concombre/courgette/échalote/endives/épinard/frisée//haricot plat/haricot vert/laitue/mâche/maïs doux/moutarde/navet/oignon/ panais/patate douce/petit pois/petit radis/piment doux/piment fort/poireau/poivron/pomme de terre/potimarron/potiron/radis noir/roquette/salsifis/scarole/scorsonère/tomate/tomate apéritif/topinambour/autre</text:p>
      <text:p text:style-name="P41"><text:line-break/><text:span text:style-name="T59">Quel</text:span><text:span text:style-name="T11">le</text:span><text:span text:style-name="T59">s </text:span><text:span text:style-name="T52">viandes</text:span><text:span text:style-name="T59"> vendez-vous ? (plusieurs options possibles) :</text:span></text:p>
      <text:p text:style-name="P50">Ordre : agneau/agneau caissette/bœuf/bœuf caissette/canard/chapon/charcuteries/chèvre/chevreau/dinde/mouton/mouton caissette/œufs/pintade/poulet/porc/porc caissette/autres volailles/autre</text:p>
      <text:p text:style-name="P40"><text:line-break/><text:span text:style-name="T48">Quels </text:span><text:span text:style-name="T49">produits laitiers</text:span><text:span text:style-name="T48"> vendez-vous ? (plusieurs options possibles) :</text:span></text:p>
      <text:p text:style-name="P49"><text:soft-page-break/><text:span text:style-name="T54">Ordre:</text:span><text:span text:style-name="T55">beu</text:span><text:span text:style-name="T54">r</text:span><text:span text:style-name="T55">re/fromage blanc/fromage brebis/fromage chèvre/fromage vache/greuilh/lait jument/lait chèvre/lait vache/yaourt/autre</text:span></text:p>
      <text:p text:style-name="P40"><text:line-break/><text:span text:style-name="T48">Quels </text:span><text:span text:style-name="T49">produits de la ruche</text:span><text:span text:style-name="T48"> vendez-vous ? (plusieurs options possibles) :</text:span></text:p>
      <text:p text:style-name="P51">Ordre : gelée royale/miel/préparation fruits et mie/propolis/autre</text:p>
      <text:p text:style-name="P44"/>
      <text:p text:style-name="P40"><text:line-break/><text:span text:style-name="T48">Quels </text:span><text:span text:style-name="T49">fruits</text:span><text:span text:style-name="T48"> vendez-vous ? (plusieurs options possibles) :</text:span></text:p>
      <text:p text:style-name="P51">Ordre: abricots/amélanches/cassis/cerises/figues/fraises/framboises/groseilles/kiwano/kiwis/melons/mûres/myrtilles/nectarines/noisettes/noix/pastèque/pêches/poires/pommes/prunes/raisins/autres</text:p>
      <text:p text:style-name="P44"/>
      <text:p text:style-name="P40"><text:line-break/><text:span text:style-name="T48">Quels </text:span><text:span text:style-name="T49">champignons</text:span><text:span text:style-name="T48"> vendez-vous ? (plusieurs options possibles) :</text:span></text:p>
      <text:p text:style-name="P51">ordre : cèpes/champignons de Paris/girolles/pieds de mouton/pleurotes/shïtakés/trompettes des morts/truffes/autres</text:p>
      <text:p text:style-name="P40"><text:line-break/><text:span text:style-name="T48">Quel</text:span><text:span text:style-name="T7">le</text:span><text:span text:style-name="T48">s </text:span><text:span text:style-name="T49">boissons</text:span><text:span text:style-name="T48"> vendez-vous ? (plusieurs options possibles) :</text:span></text:p>
      <text:p text:style-name="P48"><text:soft-page-break/><text:span text:style-name="T48">Ordre:bière/cidre/jus de fruits/limonade/sirop/vin/autre </text:span><text:span text:style-name="T54">boisson fermentée/autre</text:span></text:p>
      <text:p text:style-name="P42"><text:line-break/><text:span text:style-name="T20">Quel</text:span><text:span text:style-name="T7">le</text:span><text:span text:style-name="T20">s</text:span><text:span text:style-name="T48"> </text:span><text:span text:style-name="T49">plantes</text:span><text:span text:style-name="T48"> </text:span><text:span text:style-name="T6">fraîches ou séchées </text:span><text:span text:style-name="T48">vendez-vous ? (plusieurs options possibles) :</text:span></text:p>
      <text:p text:style-name="P52">Ordre : algues/aromatiques/plantes à tisanes/safran/autre</text:p>
      <text:p text:style-name="P40"><text:line-break/><text:span text:style-name="T48">Quels </text:span><text:span text:style-name="T49">plants et semences</text:span><text:span text:style-name="T48"> vendez-vous ? (plusieurs options possibles) :</text:span></text:p>
      <text:p text:style-name="P52">Ordre : arbres/aromatiques/fleurs coupées/légumes/médicinales/mellifères/plantes à fleurs/semences reproductibles/vivaces/autre</text:p>
      <text:p text:style-name="P54"/>
      <text:p text:style-name="P30">Quels <text:span text:style-name="T19">produits transformés</text:span> vendez-vous ? (plusieurs options possibles) :</text:p>
      <text:p text:style-name="P31">ordre : confitures/conserves/glaces/plats préparés/sorbets/autre</text:p>
      <text:p text:style-name="P40"/>
      <text:p text:style-name="P40"><text:span text:style-name="T48">Quel</text:span><text:span text:style-name="T8">le</text:span><text:span text:style-name="T48">s </text:span><text:span text:style-name="T49">céréales et dérivés/légumineuses</text:span><text:span text:style-name="T48"> vendez-vous ? (plusieurs options possibles) :</text:span></text:p>
      <text:p text:style-name="P43"/>
      <text:p text:style-name="P47"><text:span text:style-name="T48">Ordre: c</text:span><text:span text:style-name="T53">éréales petit déjeuner/graines de tournesol/haricots secs/lentilles/maïs pop corn/p</text:span><text:span text:style-name="T56">ains/</text:span><text:span text:style-name="T53">pâtes/pois cassés/pois chiches/riz/soja/autre</text:span></text:p>
      <text:p text:style-name="P40"><text:soft-page-break/><text:line-break/><text:span text:style-name="T48">Quels </text:span><text:span text:style-name="T49">produits d'hygiène</text:span><text:span text:style-name="T48"> vendez-vous ? (plusieurs options possibles) :</text:span></text:p>
      <text:p text:style-name="P47"><text:span text:style-name="T48">Ordre : </text:span>baume/couche bébé/dentifrice/huiles essentielles/lingette/savon/shampoing/autre</text:p>
      <text:p text:style-name="P40"><text:line-break/><text:span text:style-name="T48">Quels </text:span><text:span text:style-name="T49">produits d'entretien</text:span><text:span text:style-name="T48"> vendez-vous ? (plusieurs options possibles) :</text:span></text:p>
      <text:p text:style-name="P53">Ordre : Bicarbonate/huiles essentielles/lessive/liquide vaisselle/vinaigre blanc/autre</text:p>
      <text:p text:style-name="P40"/>
      <text:p text:style-name="P40"><text:line-break/><text:span text:style-name="T48">Quels </text:span><text:span text:style-name="T49">nourriture pour animaux</text:span><text:span text:style-name="T48"> vendez-vous ? (plusieurs options possibles) :</text:span></text:p>
      <text:p text:style-name="P46"><text:span text:style-name="T48">Ordre : </text:span><text:span text:style-name="T56">c</text:span><text:span text:style-name="T48">hat/chien/volaille /autre</text:span></text:p>
      <text:p text:style-name="P40"/>
      <text:p text:style-name="P56">Ajouter un champ pour :</text:p>
      <text:p text:style-name="P57">Quels poissons ou coquillage vendez vous ?</text:p>
      <text:p text:style-name="P57"><text:soft-page-break/>Ordre : Aloses/civelles/crevettes/huîtres/lamproies/moules/palourdes/poisson de mer/poisson de rivière/autres produits de la pêche</text:p>
      <text:p text:style-name="P41"><text:line-break/><text:span text:style-name="T48">Quel </text:span><text:span text:style-name="T49">autre produit</text:span><text:span text:style-name="T48"> vendez-vous ? (si les réponses font défaut, merci de nous renseigner) :</text:span></text:p>
      <text:p text:style-name="P11"/>
      <text:p text:style-name="P14"/>
      <text:p text:style-name="P15">Dernière page validation :</text:p>
      <text:p text:style-name="P13"/>
      <text:p text:style-name="P29"><text:span text:style-name="T37">Oui, j</text:span><text:span text:style-name="T30">e</text:span><text:span text:style-name="T38"> </text:span><text:span text:style-name="T42">'ai </text:span><text:span text:style-name="T37">déclare que les informations renseignées sont exactes et vérifiées.</text:span> </text:p>
      <text:p text:style-name="P29"/>
      <text:p text:style-name="P29"/>
      <text:p text:style-name="P25">Message confirmation d’inscription :</text:p>
      <text:p text:style-name="P25"/>
      <text:p text:style-name="P25"/>
      <text:h text:style-name="P33" text:outline-level="5">Bienvenu.<text:span text:style-name="T2">e</text:span> Producteur.<text:span text:style-name="T2">e</text:span>.s !</text:h>
      <text:h text:style-name="P8" text:outline-level="6">Nous avons traité votre inscription avec <text:span text:style-name="T2">succ</text:span><text:span text:style-name="T13">è</text:span><text:span text:style-name="T2">s</text:span>. Vous êtes maintenant référencé dans l'annuaire.<text:line-break/>Merci <text:span text:style-name="T15">et bienvenu !</text:span></text:h>
      <text:p text:style-name="P3">Un email vous a été envoyé à l'adresse  <text:span text:style-name="T19">fermededurege@live.fr</text:span>, merci de <text:span text:style-name="T15">clicker</text:span> <text:span text:style-name="T13">cliquer</text:span><text:span text:style-name="T2"> </text:span>sur le lien envoyé dans ce<text:span text:style-name="T62">t</text:span> <text:span text:style-name="T13">e</text:span>mail. Cela activera votre compte et nous pourrons ainsi garantir la sécurité de vos données.<text:line-break/>Une fois votre compte activé, vous pourrez administrer votre fiche producteur en cliquant sur <text:span text:style-name="T60">Votre page producteur</text:span>. Si vous n'avez pas d<text:span text:style-name="T2">'</text:span><text:span text:style-name="T14">adresse </text:span>email, nous vous <text:span text:style-name="T62">appellerons</text:span> dans les plus bref délais pour activer votre compte par téléphone.</text:p>
      <text:p text:style-name="P7"><text:span text:style-name="T23">Vous pouvez dès maintenant </text:span><text:a xlink:type="simple" xlink:href="http://82.65.74.33/" text:style-name="Internet_20_link" text:visited-style-name="Visited_20_Internet_20_Link"><text:span text:style-name="T26">retourner à l'acceuil.</text:span></text:a></text:p>
      <text:p text:style-name="P6">Nous utiliserons votre contact pour vous faire part des suggestions suivantes :</text:p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" style:font-family-complex="'Lucida Sans'" style:font-family-generic-complex="system" style:font-pitch-complex="variable" style:font-size-complex="7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5T10:36:34.694000000</meta:creation-date>
    <dc:date>2020-06-25T20:24:58.666234515</dc:date>
    <meta:editing-duration>PT2H55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7" meta:paragraph-count="99" meta:word-count="1024" meta:character-count="8045" meta:non-whitespace-character-count="7102"/>
  </office:meta>
</office:document-meta>
</file>